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" style:family="table-cell" style:parent-style-name="Default" style:data-style-name="N0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1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5" table:default-cell-style-name="ce1"/>
        <table:table-column table:style-name="co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apSize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4"/>
          <table:table-cell table:style-name="ce9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BACK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IRT</text:p>
          </table:table-cell>
          <table:table-cell table:number-columns-repeated="9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table:number-columns-repeated="15" office:value-type="string" calcext:value-type="string">
            <text:p>DIRT</text:p>
          </table:table-cell>
          <table:table-cell table:style-name="ce10" office:value-type="string" calcext:value-type="string">
            <text:p>DIRT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MID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5" office:value-type="string" calcext:value-type="string">
            <text:p>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OX_COLLIDER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LANK_GATE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BLANK_GATE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OX_COLLIDER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0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5" office:value-type="string" calcext:value-type="string">
            <text:p>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FORE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GatePosition</text:p>
          </table:table-cell>
          <table:table-cell table:style-name="ce4" office:value-type="string" calcext:value-type="string">
            <text:p>GATE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6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10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26,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6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10,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2"/>
          <table:table-cell table:style-name="ce11"/>
          <table:table-cell table:number-columns-repeated="996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xime Boivin</meta:initial-creator>
    <meta:creation-date>2014-10-25T14:56:55Z</meta:creation-date>
    <dc:date>2014-12-14T21:27:52.412149378</dc:date>
    <meta:editing-cycles>15</meta:editing-cycles>
    <meta:editing-duration>PT16H56M2S</meta:editing-duration>
    <meta:document-statistic meta:table-count="1" meta:cell-count="905" meta:object-count="0"/>
  </office:meta>
</office:document-meta>
</file>